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6cm" svg:height="3cm" svg:x="41.5cm" svg:y="65cm">
          <text:p text:style-name="P1">CUs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cm" svg:height="2cm" svg:x="42cm" svg:y="60cm">
          <text:p text:style-name="P1">CControl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cm" svg:height="1.5cm" svg:x="35.5cm" svg:y="56cm">
          <text:p text:style-name="P1">CInputEv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cm" svg:height="1.5cm" svg:x="42.5cm" svg:y="56cm">
          <text:p text:style-name="P1">CInputEv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4cm" svg:height="1.5cm" svg:x="49cm" svg:y="56cm">
          <text:p text:style-name="P1">CInputEv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6cm" svg:height="4cm" svg:x="27.5cm" svg:y="35cm">
          <text:p text:style-name="P1">Cgam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4.5cm" svg:y1="68cm" svg:x2="30.5cm" svg:y2="39cm" draw:start-shape="id1" draw:start-glue-point="2" draw:end-shape="id2" draw:end-glue-point="2" svg:d="m44500 68000v501h-14000v-29501">
          <text:p/>
        </draw:connector>
        <draw:connector draw:style-name="gr2" draw:text-style-name="P1" draw:layer="layout" svg:x1="37.5cm" svg:y1="57.5cm" svg:x2="44.5cm" svg:y2="60cm" draw:start-shape="id3" draw:start-glue-point="2" draw:end-shape="id4" draw:end-glue-point="0" svg:d="m37500 57500v1250h7000v1250">
          <text:p/>
        </draw:connector>
        <draw:connector draw:style-name="gr2" draw:text-style-name="P1" draw:layer="layout" svg:x1="44.5cm" svg:y1="57.5cm" svg:x2="44.5cm" svg:y2="60cm" draw:start-shape="id5" draw:start-glue-point="2" draw:end-shape="id4" draw:end-glue-point="0" svg:d="m44500 57500v2500">
          <text:p/>
        </draw:connector>
        <draw:connector draw:style-name="gr2" draw:text-style-name="P1" draw:layer="layout" svg:x1="51cm" svg:y1="57.5cm" svg:x2="44.5cm" svg:y2="60cm" draw:start-shape="id6" draw:start-glue-point="2" draw:end-shape="id4" draw:end-glue-point="0" svg:d="m51000 57500v1250h-6500v1250">
          <text:p/>
        </draw:connector>
        <draw:connector draw:style-name="gr2" draw:text-style-name="P1" draw:layer="layout" svg:x1="44.5cm" svg:y1="62cm" svg:x2="44.5cm" svg:y2="65cm" draw:start-shape="id4" draw:start-glue-point="2" draw:end-shape="id1" draw:end-glue-point="0" svg:d="m44500 62000v3000">
          <text:p/>
        </draw:connector>
        <draw:custom-shape draw:style-name="gr1" draw:text-style-name="P1" draw:id="id7" draw:layer="layout" svg:width="6cm" svg:height="2cm" svg:x="41.5cm" svg:y="36cm">
          <text:p text:style-name="P1">CinputHandl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1.5cm" svg:y1="37cm" svg:x2="33.5cm" svg:y2="37cm" draw:start-shape="id7" draw:start-glue-point="3" draw:end-shape="id2" draw:end-glue-point="1" svg:d="m41500 37000h-8000">
          <text:p/>
        </draw:connector>
        <draw:connector draw:style-name="gr2" draw:text-style-name="P1" draw:layer="layout" svg:x1="44.5cm" svg:y1="38cm" svg:x2="37.5cm" svg:y2="56cm" draw:start-shape="id7" draw:start-glue-point="2" draw:end-shape="id3" draw:end-glue-point="0" svg:d="m44500 38000v9000h-7000v9000">
          <text:p/>
        </draw:connector>
        <draw:connector draw:style-name="gr2" draw:text-style-name="P1" draw:layer="layout" svg:x1="44.5cm" svg:y1="38cm" svg:x2="44.5cm" svg:y2="56cm" draw:start-shape="id7" draw:start-glue-point="2" draw:end-shape="id5" draw:end-glue-point="0" svg:d="m44500 38000v18000">
          <text:p/>
        </draw:connector>
        <draw:connector draw:style-name="gr2" draw:text-style-name="P1" draw:layer="layout" svg:x1="44.5cm" svg:y1="38cm" svg:x2="51cm" svg:y2="56cm" draw:start-shape="id7" draw:start-glue-point="2" draw:end-shape="id6" draw:end-glue-point="0" svg:d="m44500 38000v9000h6500v9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3T00:19:56</meta:creation-date>
    <dc:date>2010-10-03T01:18:43</dc:date>
    <meta:editing-duration>PT00H13M27S</meta:editing-duration>
    <meta:editing-cycles>1</meta:editing-cycles>
    <meta:document-statistic meta:object-count="16"/>
    <meta:generator>OpenOffice.org/3.2$Linux OpenOffice.org_project/320m19$Build-9505</meta:generator>
  </office:meta>
</office:document-meta>
</file>